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700000182E85A0FA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Noto Serif" svg:font-family="'Noto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font-name="Noto Serif"/>
    </style:style>
    <style:style style:name="P2" style:family="paragraph" style:parent-style-name="Normal">
      <style:text-properties style:font-name="Noto Serif"/>
    </style:style>
    <style:style style:name="P3" style:family="paragraph" style:parent-style-name="Normal">
      <style:text-properties officeooo:paragraph-rsid="00063ee0"/>
    </style:style>
    <style:style style:name="T1" style:family="text">
      <style:text-properties style:font-name="Noto Serif" fo:font-size="16pt" style:font-size-asian="16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y="0cm" svg:width="11.345cm" style:rel-width="scale" svg:height="4.311cm" style:rel-height="scale" draw:z-index="0"><draw:image xlink:href="Pictures/10000001000003F700000182E85A0FA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Default_20_Paragraph_20_Font"><text:span text:style-name="T1">QuantReplay FIX Rules of Engagement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Noto Serif" svg:font-family="'Noto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1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423cm" fo:margin-bottom="0cm" style:contextual-spacing="false" fo:keep-together="always" fo:hyphenation-ladder-count="no-limit" fo:hyphenation-keep="auto" loext:hyphenation-keep-type="column" fo:keep-with-next="always"/>
      <style:text-properties fo:color="#2e74b5" loext:opacity="100%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2e74b5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423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9pt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vision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/>
    </style:style>
    <style:style style:name="Comment_20_Reference" style:display-name="Comment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7-02T17:13:05.774534200</meta:creation-date>
    <meta:editing-cycles>1</meta:editing-cycles>
    <meta:editing-duration>P0D</meta:editing-duration>
    <meta:document-statistic meta:table-count="0" meta:image-count="1" meta:object-count="0" meta:page-count="1" meta:paragraph-count="2" meta:word-count="5" meta:character-count="35" meta:non-whitespace-character-count="31"/>
    <meta:template xlink:type="simple" xlink:actuate="onRequest" xlink:title="" xlink:href="Normal.dotm"/>
  </office:meta>
</office:document-meta>
</file>